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dc4a" officeooo:paragraph-rsid="0010d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</text:p>
      <text:p text:style-name="P1">Date : 22.2.2020</text:p>
      <text:p text:style-name="P1">--------------------------------------</text:p>
      <text:p text:style-name="P1">Base Paper : Deep Fake Image Detection based on Pairwise Learning</text:p>
      <text:p text:style-name="P1"/>
      <text:p text:style-name="P1">Summary of Abstract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2:15:24.576630761</meta:creation-date>
    <meta:generator>LibreOffice/6.0.7.3$Linux_X86_64 LibreOffice_project/00m0$Build-3</meta:generator>
    <dc:date>2020-02-25T19:48:44.083763605</dc:date>
    <meta:editing-duration>PT21H22M40S</meta:editing-duration>
    <meta:editing-cycles>1</meta:editing-cycles>
    <meta:document-statistic meta:table-count="0" meta:image-count="0" meta:object-count="0" meta:page-count="1" meta:paragraph-count="5" meta:word-count="20" meta:character-count="179" meta:non-whitespace-character-count="163"/>
  </office:meta>
</office:document-meta>
</file>